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nalEndpointWrapper.process( 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EndpointWrapper.get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EndpointWrapper.setChannel( Channel 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alEndpointWrapper.equals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ternalEndpointWrapper.InternalEndpointWrapper( 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alEndpointWrapper.get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EndpointWrappe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EndpointWrapper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